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i mathvariant="italic">pipelineStageMemory</mi>
              <mo stretchy="false">=</mo>
              <mrow>
                <mrow>
                  <mi mathvariant="italic">InputBuffers</mi>
                  <mo stretchy="false">+</mo>
                  <mi mathvariant="italic">OutputBuffers</mi>
                </mrow>
                <mo stretchy="false">+</mo>
                <mi mathvariant="italic">Counter</mi>
              </mrow>
            </mrow>
          </mrow>
        </mtd>
      </mtr>
      <mtr>
        <mtd>
          <mrow>
            <mrow>
              <mi mathvariant="italic">pipelineStageMemory</mi>
              <mo stretchy="false">=</mo>
              <mrow>
                <mrow>
                  <mrow>
                    <mn>2</mn>
                    <mo stretchy="false">∗</mo>
                    <mrow>
                      <mo stretchy="false">(</mo>
                      <mrow>
                        <mrow>
                          <mi mathvariant="italic">NFFT</mi>
                          <mo stretchy="false">∗</mo>
                          <msub>
                            <mi>b</mi>
                            <mi mathvariant="italic">output</mi>
                          </msub>
                        </mrow>
                      </mrow>
                      <mo stretchy="false">)</mo>
                    </mrow>
                  </mrow>
                  <mo stretchy="false">+</mo>
                  <mrow>
                    <mn>2</mn>
                    <mo stretchy="false">∗</mo>
                    <mrow>
                      <mo stretchy="false">(</mo>
                      <mrow>
                        <mrow>
                          <mi mathvariant="italic">NFFT</mi>
                          <mo stretchy="false">∗</mo>
                          <msub>
                            <mi>b</mi>
                            <mi mathvariant="italic">output</mi>
                          </msub>
                        </mrow>
                      </mrow>
                      <mo stretchy="false">)</mo>
                    </mrow>
                  </mrow>
                </mrow>
                <mo stretchy="false">+</mo>
                <mi mathvariant="italic">nfft</mi>
              </mrow>
            </mrow>
          </mrow>
        </mtd>
      </mtr>
      <mtr>
        <mtd>
          <mrow>
            <mrow>
              <mi mathvariant="italic">pipelineStageMemory</mi>
              <mo stretchy="false">=</mo>
              <mn>4</mn>
            </mrow>
            <mrow>
              <mrow>
                <mi mathvariant="italic">NFFT</mi>
                <mo stretchy="false">∗</mo>
                <msub>
                  <mi>b</mi>
                  <mi mathvariant="italic">output</mi>
                </msub>
              </mrow>
              <mo stretchy="false">+</mo>
              <mi mathvariant="italic">nfft</mi>
            </mrow>
          </mrow>
        </mtd>
      </mtr>
      <mtr>
        <mtd>
          <mrow>
            <mrow>
              <mi mathvariant="italic">pipelineStageMemory</mi>
              <mo stretchy="false">≈</mo>
              <mn>4</mn>
            </mrow>
            <mrow>
              <mi mathvariant="italic">NFFT</mi>
              <mo stretchy="false">∗</mo>
              <msub>
                <mi>b</mi>
                <mi mathvariant="italic">output</mi>
              </msub>
            </mrow>
          </mrow>
        </mtd>
      </mtr>
    </mtable>
    <annotation encoding="StarMath 5.0">pipelineStageMemory = InputBuffers + OutputBuffers + Counter
newline
pipelineStageMemory = 2*(NFFT*b_output) + 2*(NFFT*b_output) + nfft
newline
pipelineStageMemory = 4 NFFT*b_output + nfft
newline
pipelineStageMemory approx 4 NFFT*b_outpu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6:29:20.32</meta:creation-date>
    <meta:generator>OpenOffice/4.1.2$Win32 OpenOffice.org_project/412m3$Build-9782</meta:generator>
  </office:meta>
</office:document-meta>
</file>